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Standard">
      <style:text-properties fo:font-weight="bold" officeooo:paragraph-rsid="000801f1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0a238a"/>
    </style:style>
    <style:style style:name="P5" style:family="paragraph" style:parent-style-name="Standard">
      <style:text-properties officeooo:paragraph-rsid="000801f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95e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238a" style:font-size-asian="12pt" style:font-size-complex="12pt"/>
    </style:style>
    <style:style style:name="T7" style:family="text">
      <style:text-properties fo:font-size="12pt" officeooo:rsid="000cc1df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5"><text:span text:style-name="T1">Materia: <text:tab/><text:tab/></text:span><text:span text:style-name="T2">Terminología Especializada en Documentos Jurídicos</text:span></text:p>
      <text:p text:style-name="P3">Curso:<text:tab/><text:tab/><text:tab/>IT0733</text:p>
      <text:p text:style-name="P5"><text:span text:style-name="T1">Licenciatura: <text:tab/>I</text:span><text:span text:style-name="T2">nterpretación y Traducción</text:span></text:p>
      <text:p text:style-name="P2">Horario:<text:tab/><text:tab/>Martes 19:00 – 20:00, Miércoles 1<text:span text:style-name="T3">7</text:span>:00 – 1<text:span text:style-name="T3">8</text:span>:00, Jueves 1<text:span text:style-name="T3">5</text:span>:00 – 1<text:span text:style-name="T3">6</text:span>:00</text:p>
      <text:p text:style-name="P2">Grupo:<text:tab/><text:tab/>7A</text:p>
      <text:p text:style-name="Standard"/>
      <text:p text:style-name="P4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7">1</text:span></text:span><text:span text:style-name="Strong_20_Emphasis"><text:span text:style-name="T4"> <text:s/>Grossfield's, "Language and the Law" </text:span></text:span><text:span text:style-name="Strong_20_Emphasis"><text:span text:style-name="T6">S</text:span></text:span><text:span text:style-name="Strong_20_Emphasis"><text:span text:style-name="T4">ummary Rubric </text:span></text:span><text:span text:style-name="Strong_20_Emphasis"><text:span text:style-name="T5">(convert to 10 point scale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2T16:57:54.897768955</dc:date>
    <meta:editing-duration>PT14M31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1" meta:paragraph-count="8" meta:word-count="43" meta:character-count="332" meta:non-whitespace-character-count="282"/>
  </office:meta>
</office:document-meta>
</file>